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6618in"/>
    </style:style>
    <style:style style:name="co13" style:family="table-column">
      <style:table-column-properties fo:break-before="auto" style:column-width="2.5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RACK LENGTH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 [.B2] - [.D2]" office:value-type="float" office:value="2.80299999999988" calcext:value-type="float">
            <text:p>2.80299999999988</text:p>
          </table:table-cell>
          <table:table-cell table:formula="of:= [.E2] * 0.0254" office:value-type="float" office:value="0.0711961999999971" calcext:value-type="float">
            <text:p>0.0711961999999971</text:p>
          </table:table-cell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 [.B3] - [.D3]" office:value-type="float" office:value="0.0080000000000382" calcext:value-type="float">
            <text:p>0.0080000000000382</text:p>
          </table:table-cell>
          <table:table-cell table:formula="of:= [.E3] * 0.0254" office:value-type="float" office:value="0.00020320000000097" calcext:value-type="float">
            <text:p>0.00020320000000097</text:p>
          </table:table-cell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 [.B4] - [.D4]" office:value-type="float" office:value="-1.87699999999995" calcext:value-type="float">
            <text:p>-1.87699999999995</text:p>
          </table:table-cell>
          <table:table-cell table:formula="of:= [.E4] * 0.0254" office:value-type="float" office:value="-0.0476757999999988" calcext:value-type="float">
            <text:p>-0.0476757999999988</text:p>
          </table:table-cell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 [.B5] - [.D5]" office:value-type="float" office:value="-4.25200000000018" calcext:value-type="float">
            <text:p>-4.25200000000018</text:p>
          </table:table-cell>
          <table:table-cell table:formula="of:= [.E5] * 0.0254" office:value-type="float" office:value="-0.108000800000005" calcext:value-type="float">
            <text:p>-0.108000800000005</text:p>
          </table:table-cell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 [.B6] - [.D6]" office:value-type="float" office:value="-1.30100000000004" calcext:value-type="float">
            <text:p>-1.30100000000004</text:p>
          </table:table-cell>
          <table:table-cell table:formula="of:= [.E6] * 0.0254" office:value-type="float" office:value="-0.0330454000000011" calcext:value-type="float">
            <text:p>-0.0330454000000011</text:p>
          </table:table-cell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 [.B7] - [.D7]" office:value-type="float" office:value="2.18599999999992" calcext:value-type="float">
            <text:p>2.18599999999992</text:p>
          </table:table-cell>
          <table:table-cell table:formula="of:= [.E7] * 0.0254" office:value-type="float" office:value="0.055524399999998" calcext:value-type="float">
            <text:p>0.055524399999998</text:p>
          </table:table-cell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 [.B8] - [.D8]" office:value-type="float" office:value="-1.59699999999998" calcext:value-type="float">
            <text:p>-1.59699999999998</text:p>
          </table:table-cell>
          <table:table-cell table:formula="of:= [.E8] * 0.0254" office:value-type="float" office:value="-0.0405637999999995" calcext:value-type="float">
            <text:p>-0.0405637999999995</text:p>
          </table:table-cell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 [.B9] - [.D9]" office:value-type="float" office:value="1.42900000000009" calcext:value-type="float">
            <text:p>1.42900000000009</text:p>
          </table:table-cell>
          <table:table-cell table:formula="of:= [.E9] * 0.0254" office:value-type="float" office:value="0.0362966000000022" calcext:value-type="float">
            <text:p>0.0362966000000022</text:p>
          </table:table-cell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 [.B10] - [.D10]" office:value-type="float" office:value="4.10900000000015" calcext:value-type="float">
            <text:p>4.10900000000015</text:p>
          </table:table-cell>
          <table:table-cell table:formula="of:= [.E10] * 0.0254" office:value-type="float" office:value="0.104368600000004" calcext:value-type="float">
            <text:p>0.104368600000004</text:p>
          </table:table-cell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 [.B11] - [.D11]" office:value-type="float" office:value="0.755999999999972" calcext:value-type="float">
            <text:p>0.755999999999972</text:p>
          </table:table-cell>
          <table:table-cell table:formula="of:= [.E11] * 0.0254" office:value-type="float" office:value="0.0192023999999993" calcext:value-type="float">
            <text:p>0.0192023999999993</text:p>
          </table:table-cell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 [.B12] - [.D12]" office:value-type="float" office:value="-25.1949999999999" calcext:value-type="float">
            <text:p>-25.1949999999999</text:p>
          </table:table-cell>
          <table:table-cell table:formula="of:= [.E12] * 0.0254" office:value-type="float" office:value="-0.639952999999998" calcext:value-type="float">
            <text:p>-0.639952999999998</text:p>
          </table:table-cell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 [.B13] - [.D13]" office:value-type="float" office:value="-3.36699999999996" calcext:value-type="float">
            <text:p>-3.36699999999996</text:p>
          </table:table-cell>
          <table:table-cell table:formula="of:= [.E13] * 0.0254" office:value-type="float" office:value="-0.085521799999999" calcext:value-type="float">
            <text:p>-0.085521799999999</text:p>
          </table:table-cell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 [.B14] - [.D14]" office:value-type="float" office:value="1.38499999999999" calcext:value-type="float">
            <text:p>1.38499999999999</text:p>
          </table:table-cell>
          <table:table-cell table:formula="of:= [.E14] * 0.0254" office:value-type="float" office:value="0.0351789999999998" calcext:value-type="float">
            <text:p>0.0351789999999998</text:p>
          </table:table-cell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 [.B15] - [.D15]" office:value-type="float" office:value="407.022" calcext:value-type="float">
            <text:p>407.022</text:p>
          </table:table-cell>
          <table:table-cell table:formula="of:= [.E15] * 0.0254" office:value-type="float" office:value="10.3383588" calcext:value-type="float">
            <text:p>10.3383588</text:p>
          </table:table-cell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 [.B16] - [.D16]" office:value-type="float" office:value="0.204000000000178" calcext:value-type="float">
            <text:p>0.204000000000178</text:p>
          </table:table-cell>
          <table:table-cell table:formula="of:= [.E16] * 0.0254" office:value-type="float" office:value="0.00518160000000453" calcext:value-type="float">
            <text:p>0.00518160000000453</text:p>
          </table:table-cell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 [.B17] - [.D17]" office:value-type="float" office:value="4.40899999999999" calcext:value-type="float">
            <text:p>4.40899999999999</text:p>
          </table:table-cell>
          <table:table-cell table:formula="of:= [.E17] * 0.0254" office:value-type="float" office:value="0.1119886" calcext:value-type="float">
            <text:p>0.1119886</text:p>
          </table:table-cell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 [.B18] - [.D18]" office:value-type="float" office:value="-1.52800000000002" calcext:value-type="float">
            <text:p>-1.52800000000002</text:p>
          </table:table-cell>
          <table:table-cell table:formula="of:= [.E18] * 0.0254" office:value-type="float" office:value="-0.0388112000000005" calcext:value-type="float">
            <text:p>-0.0388112000000005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 [.B19] - [.D19]" office:value-type="float" office:value="0.745999999999867" calcext:value-type="float">
            <text:p>0.745999999999867</text:p>
          </table:table-cell>
          <table:table-cell table:formula="of:= [.E19] * 0.0254" office:value-type="float" office:value="0.0189483999999966" calcext:value-type="float">
            <text:p>0.0189483999999966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 [.B20] - [.D20]" office:value-type="float" office:value="1.87199999999984" calcext:value-type="float">
            <text:p>1.87199999999984</text:p>
          </table:table-cell>
          <table:table-cell table:formula="of:= [.E20] * 0.0254" office:value-type="float" office:value="0.047548799999996" calcext:value-type="float">
            <text:p>0.047548799999996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 [.B21] - [.D21]" office:value-type="float" office:value="1.00599999999986" calcext:value-type="float">
            <text:p>1.00599999999986</text:p>
          </table:table-cell>
          <table:table-cell table:formula="of:= [.E21] * 0.0254" office:value-type="float" office:value="0.0255523999999964" calcext:value-type="float">
            <text:p>0.0255523999999964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 [.B22] - [.D22]" office:value-type="float" office:value="1.85000000000014" calcext:value-type="float">
            <text:p>1.85000000000014</text:p>
          </table:table-cell>
          <table:table-cell table:formula="of:= [.E22] * 0.0254" office:value-type="float" office:value="0.0469900000000035" calcext:value-type="float">
            <text:p>0.0469900000000035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 [.B23] - [.D23]" office:value-type="float" office:value="3.67399999999998" calcext:value-type="float">
            <text:p>3.67399999999998</text:p>
          </table:table-cell>
          <table:table-cell table:formula="of:= [.E23] * 0.0254" office:value-type="float" office:value="0.0933195999999995" calcext:value-type="float">
            <text:p>0.0933195999999995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 [.B24] - [.D24]" office:value-type="float" office:value="-3.33199999999988" calcext:value-type="float">
            <text:p>-3.33199999999988</text:p>
          </table:table-cell>
          <table:table-cell table:formula="of:= [.E24] * 0.0254" office:value-type="float" office:value="-0.0846327999999969" calcext:value-type="float">
            <text:p>-0.0846327999999969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 [.B25] - [.D25]" office:value-type="float" office:value="-2.19200000000001" calcext:value-type="float">
            <text:p>-2.19200000000001</text:p>
          </table:table-cell>
          <table:table-cell table:formula="of:= [.E25] * 0.0254" office:value-type="float" office:value="-0.0556768000000002" calcext:value-type="float">
            <text:p>-0.055676800000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 [.B26] - [.D26]" office:value-type="float" office:value="3.50500000000011" calcext:value-type="float">
            <text:p>3.50500000000011</text:p>
          </table:table-cell>
          <table:table-cell table:formula="of:= [.E26] * 0.0254" office:value-type="float" office:value="0.0890270000000028" calcext:value-type="float">
            <text:p>0.0890270000000028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 [.B27] - [.D27]" office:value-type="float" office:value="4.54600000000005" calcext:value-type="float">
            <text:p>4.54600000000005</text:p>
          </table:table-cell>
          <table:table-cell table:formula="of:= [.E27] * 0.0254" office:value-type="float" office:value="0.115468400000001" calcext:value-type="float">
            <text:p>0.115468400000001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 [.B28] - [.D28]" office:value-type="float" office:value="2.20100000000002" calcext:value-type="float">
            <text:p>2.20100000000002</text:p>
          </table:table-cell>
          <table:table-cell table:formula="of:= [.E28] * 0.0254" office:value-type="float" office:value="0.0559054000000006" calcext:value-type="float">
            <text:p>0.0559054000000006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 [.B29] - [.D29]" office:value-type="float" office:value="-1.74399999999991" calcext:value-type="float">
            <text:p>-1.74399999999991</text:p>
          </table:table-cell>
          <table:table-cell table:formula="of:= [.E29] * 0.0254" office:value-type="float" office:value="-0.0442975999999978" calcext:value-type="float">
            <text:p>-0.0442975999999978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 [.B30] - [.D30]" office:value-type="float" office:value="-3.18500000000017" calcext:value-type="float">
            <text:p>-3.18500000000017</text:p>
          </table:table-cell>
          <table:table-cell table:formula="of:= [.E30] * 0.0254" office:value-type="float" office:value="-0.0808990000000044" calcext:value-type="float">
            <text:p>-0.0808990000000044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 [.B31] - [.D31]" office:value-type="float" office:value="-4.49399999999991" calcext:value-type="float">
            <text:p>-4.49399999999991</text:p>
          </table:table-cell>
          <table:table-cell table:formula="of:= [.E31] * 0.0254" office:value-type="float" office:value="-0.114147599999998" calcext:value-type="float">
            <text:p>-0.114147599999998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 [.B32] - [.D32]" office:value-type="float" office:value="-1.69200000000001" calcext:value-type="float">
            <text:p>-1.69200000000001</text:p>
          </table:table-cell>
          <table:table-cell table:formula="of:= [.E32] * 0.0254" office:value-type="float" office:value="-0.0429768000000002" calcext:value-type="float">
            <text:p>-0.042976800000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 [.B33] - [.D33]" office:value-type="float" office:value="1.46100000000024" calcext:value-type="float">
            <text:p>1.46100000000024</text:p>
          </table:table-cell>
          <table:table-cell table:formula="of:= [.E33] * 0.0254" office:value-type="float" office:value="0.0371094000000061" calcext:value-type="float">
            <text:p>0.037109400000006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 [.B34] - [.D34]" office:value-type="float" office:value="1.7170000000001" calcext:value-type="float">
            <text:p>1.7170000000001</text:p>
          </table:table-cell>
          <table:table-cell table:formula="of:= [.E34] * 0.0254" office:value-type="float" office:value="0.0436118000000025" calcext:value-type="float">
            <text:p>0.0436118000000025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 [.B35] - [.D35]" office:value-type="float" office:value="3.80399999999963" calcext:value-type="float">
            <text:p>3.80399999999963</text:p>
          </table:table-cell>
          <table:table-cell table:formula="of:= [.E35] * 0.0254" office:value-type="float" office:value="0.0966215999999907" calcext:value-type="float">
            <text:p>0.096621599999990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 [.B36] - [.D36]" office:value-type="float" office:value="-3.32300000000009" calcext:value-type="float">
            <text:p>-3.32300000000009</text:p>
          </table:table-cell>
          <table:table-cell table:formula="of:= [.E36] * 0.0254" office:value-type="float" office:value="-0.0844042000000024" calcext:value-type="float">
            <text:p>-0.0844042000000024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 [.B37] - [.D37]" office:value-type="float" office:value="1.47199999999975" calcext:value-type="float">
            <text:p>1.47199999999975</text:p>
          </table:table-cell>
          <table:table-cell table:formula="of:= [.E37] * 0.0254" office:value-type="float" office:value="0.0373887999999937" calcext:value-type="float">
            <text:p>0.0373887999999937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 [.B38] - [.D38]" office:value-type="float" office:value="-3.51800000000003" calcext:value-type="float">
            <text:p>-3.51800000000003</text:p>
          </table:table-cell>
          <table:table-cell table:formula="of:= [.E38] * 0.0254" office:value-type="float" office:value="-0.0893572000000007" calcext:value-type="float">
            <text:p>-0.0893572000000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09:10:09.124000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6-26T14:32:26.110306521</dc:date>
    <meta:editing-duration>PT18H49M9S</meta:editing-duration>
    <meta:editing-cycles>43</meta:editing-cycles>
    <meta:generator>LibreOffice/24.2.4.2$Linux_X86_64 LibreOffice_project/d29029bfb700ea4a272da1366c5f5e7c14e351b5</meta:generator>
    <meta:document-statistic meta:table-count="2" meta:cell-count="756" meta:object-count="0"/>
  </office:meta>
</office:document-meta>
</file>